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12.461cm" svg:x="1.401cm" svg:y="2.493cm" presentation:class="title" presentation:user-transformed="true">
          <draw:text-box>
            <text:p><text:span text:style-name="T1">Prolog</text:span><text:line-break/><text:line-break/><text:span text:style-name="T2">Mise en place d'un Intelligence Artificielle du jeu du Perudo</text:span><text:line-break/><text:line-break/><text:span text:style-name="T3">Equipe Dragibus</text:span><text:span text:style-name="T3"><text:line-break/></text:span><text:span text:style-name="T3">Hexanôme H410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30T20:09:34.82</meta:creation-date>
    <dc:date>2013-10-30T20:12:58.23</dc:date>
    <meta:editing-duration>P0D</meta:editing-duration>
    <meta:editing-cycles>1</meta:editing-cycles>
    <meta:document-statistic meta:object-count="28"/>
    <meta:generator>LibreOffice/3.6$Windows_x86 LibreOffice_project/e29a214-2bbed72-0621de6-a97528c-8f066d</meta:generator>
  </office:meta>
</office:document-meta>
</file>